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3.68cm" fo:min-width="6.927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3.68cm" fo:min-width="6.927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" draw:text-style-name="P2" draw:layer="layout" svg:width="7.381cm" svg:height="0.679cm" svg:x="0.682cm" svg:y="0.682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Primitive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7.381cm" svg:height="3.889cm" svg:x="0.682cm" svg:y="1.361cm">
            <text:p text:style-name="P3"><text:span text:style-name="T1">-</text:span><text:span text:style-name="T1"><text:tab/></text:span><text:span text:style-name="T1">prop1:type1</text:span></text:p>
            <text:p text:style-name="P3"><text:span text:style-name="T1">-</text:span><text:span text:style-name="T1"><text:tab/></text:span><text:span text:style-name="T1">prop2:type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7.381cm" svg:height="1.153cm" svg:x="0.682cm" svg:y="5.2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text:span text:style-name="T1">method1():type</text:span></text:p>
            <text:p text:style-name="P3"><text:span text:style-name="T1">+</text:span><text:span text:style-name="T1"><text:tab/></text:span><text:span text:style-name="T1">method2(p:typ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" draw:text-style-name="P2" draw:layer="layout" svg:width="7.381cm" svg:height="0.679cm" svg:x="10.525cm" svg:y="0.682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String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7.381cm" svg:height="3.889cm" svg:x="10.525cm" svg:y="1.361cm">
            <text:p text:style-name="P3"><text:span text:style-name="T1">-</text:span><text:span text:style-name="T1"><text:tab/></text:span><text:span text:style-name="T1">prop1:type1</text:span></text:p>
            <text:p text:style-name="P3"><text:span text:style-name="T1">-</text:span><text:span text:style-name="T1"><text:tab/></text:span><text:span text:style-name="T1">prop2:type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7.381cm" svg:height="1.153cm" svg:x="10.525cm" svg:y="5.2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text:span text:style-name="T1">method1():type</text:span></text:p>
            <text:p text:style-name="P3"><text:span text:style-name="T1">+</text:span><text:span text:style-name="T1"><text:tab/></text:span><text:span text:style-name="T1">method2(p:typ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3T09:05:59.226000000</meta:creation-date>
    <dc:date>2024-03-13T09:11:37.645000000</dc:date>
    <meta:editing-duration>PT5M38S</meta:editing-duration>
    <meta:editing-cycles>1</meta:editing-cycles>
    <meta:document-statistic meta:object-count="8"/>
    <meta:generator>LibreOffice/7.6.4.1$Windows_X86_64 LibreOffice_project/e19e193f88cd6c0525a17fb7a176ed8e6a3e2aa1</meta:generator>
  </office:meta>
</office:document-meta>
</file>